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46.76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89.9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98" style:family="table-cell" style:parent-style-name="Default" style:data-style-name="N37"/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800000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0000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7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 office:value-type="string" calcext:value-type="string">
            <text:p>página term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3" office:value-type="string" calcext:value-type="string" table:number-columns-spanned="1" table:number-rows-spanned="8">
            <text:p>OO</text:p>
          </table:table-cell>
          <table:table-cell table:style-name="ce57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2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36" office:value-type="string" calcext:value-type="string">
            <text:p>2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35" office:value-type="string" calcext:value-type="string">
            <text:p>3º</text:p>
          </table:table-cell>
          <table:covered-table-cell table:style-name="ce56"/>
          <table: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36" office:value-type="string" calcext:value-type="string">
            <text:p>4º</text:p>
          </table:table-cell>
          <table:covered-table-cell table:style-name="ce56"/>
          <table:table-cell table:style-name="ce59"/>
          <table:table-cell table:style-name="ce62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35" office:value-type="string" calcext:value-type="string">
            <text:p>5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36" office:value-type="string" calcext:value-type="string">
            <text:p>6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35" office:value-type="string" calcext:value-type="string">
            <text:p>7º</text:p>
          </table:table-cell>
          <table:covered-table-cell table:style-name="ce56"/>
          <table:table-cell table:style-name="ce59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/>
          <table:table-cell table:style-name="ce47" office:value-type="string" calcext:value-type="string">
            <text:p>Hello world JSF, Exercício JSF, CRUD JSF***, Git/Github</text:p>
          </table:table-cell>
          <table:table-cell table:style-name="ce51" office:value-type="string" calcext:value-type="string">
            <text:p>Jsf-hello5, jsf-hello6</text:p>
          </table:table-cell>
          <table:table-cell table:style-name="ce37" office:value-type="string" calcext:value-type="string">
            <text:p>8º</text:p>
          </table:table-cell>
          <table:covered-table-cell table:style-name="ce56"/>
          <table:table-cell table:style-name="ce59"/>
          <table:table-cell table:style-name="ce62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0-27" calcext:value-type="date">
            <text:p>27/10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8">
            <text:p>Frameworks</text:p>
          </table:table-cell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03" calcext:value-type="date">
            <text:p>03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2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7" office:value-type="date" office:date-value="2018-11-10" calcext:value-type="date">
            <text:p>10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3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4º</text:p>
          </table:table-cell>
          <table:covered-table-cell table:style-name="ce54"/>
          <table:table-cell table:style-name="ce59"/>
          <table:table-cell table:style-name="ce63" office:value-type="date" office:date-value="2018-11-22" calcext:value-type="date">
            <text:p>22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8"/>
          <table:table-cell table:style-name="ce48" table:number-columns-repeated="2"/>
          <table:table-cell table:style-name="ce29" office:value-type="string" calcext:value-type="string">
            <text:p>5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6º</text:p>
          </table:table-cell>
          <table:covered-table-cell table:style-name="ce54"/>
          <table:table-cell table:style-name="ce59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29"/>
          <table:table-cell table:style-name="ce49" table:number-columns-repeated="2"/>
          <table:table-cell table:style-name="ce29" office:value-type="string" calcext:value-type="string">
            <text:p>7º</text:p>
          </table:table-cell>
          <table:covered-table-cell table:style-name="ce54"/>
          <table:table-cell table:style-name="ce59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8-12-15" calcext:value-type="date">
            <text:p>15/12/18</text:p>
          </table:table-cell>
          <table:table-cell table:style-name="ce39"/>
          <table:table-cell table:style-name="ce50" table:number-columns-repeated="2"/>
          <table:table-cell table:style-name="ce39" office:value-type="string" calcext:value-type="string">
            <text:p>8º</text:p>
          </table:table-cell>
          <table:covered-table-cell table:style-name="ce54"/>
          <table:table-cell table:style-name="ce61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0"/>
          <table:covered-table-cell table:number-columns-repeated="5" table:style-name="ce14"/>
          <table:covered-table-cell table:style-name="ce5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58"/>
          <table:table-cell table:style-name="ce31"/>
          <table:table-cell table:number-columns-repeated="2"/>
        </table:table-row>
        <table:table-row table:style-name="ro1">
          <table:table-cell table:style-name="ce64" office:value-type="string" calcext:value-type="string">
            <text:p>Aula 01</text:p>
          </table:table-cell>
          <table:table-cell table:style-name="ce71" office:value-type="date" office:date-value="2018-07-31" calcext:value-type="date">
            <text:p>31/07/18</text:p>
          </table:table-cell>
          <table:table-cell table:style-name="ce78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OO</text:p>
          </table:table-cell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2</text:p>
          </table:table-cell>
          <table:table-cell table:style-name="ce72" office:value-type="date" office:date-value="2018-08-02" calcext:value-type="date">
            <text:p>02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3</text:p>
          </table:table-cell>
          <table:table-cell table:style-name="ce72" office:value-type="date" office:date-value="2018-08-07" calcext:value-type="date">
            <text:p>07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4</text:p>
          </table:table-cell>
          <table:table-cell table:style-name="ce72" office:value-type="date" office:date-value="2018-08-09" calcext:value-type="date">
            <text:p>09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5</text:p>
          </table:table-cell>
          <table:table-cell table:style-name="ce72" office:value-type="date" office:date-value="2018-08-14" calcext:value-type="date">
            <text:p>14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72" office:value-type="date" office:date-value="2018-08-16" calcext:value-type="date">
            <text:p>16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08-21" calcext:value-type="date">
            <text:p>21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2" office:value-type="date" office:date-value="2018-08-23" calcext:value-type="date">
            <text:p>23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2" office:value-type="date" office:date-value="2018-08-28" calcext:value-type="date">
            <text:p>28/08/18</text:p>
          </table:table-cell>
          <table:table-cell table:style-name="ce79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9"/>
          <table:table-cell table:style-name="ce60" office:value-type="float" office:value="120" calcext:value-type="float">
            <text:p>12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3" office:value-type="date" office:date-value="2018-08-30" calcext:value-type="date">
            <text:p>30/08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60" office:value-type="float" office:value="120" calcext:value-type="float">
            <text:p>120</text:p>
          </table:table-cell>
          <table:table-cell/>
          <table:table-cell table:style-name="ce63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4" office:value-type="date" office:date-value="2018-09-04" calcext:value-type="date">
            <text:p>04/09/18</text:p>
          </table:table-cell>
          <table:table-cell table:style-name="ce81" office:value-type="string" calcext:value-type="string">
            <text:p>Realizad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14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Web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Realizada</text:p>
          </table:table-cell>
          <table:table-cell table:style-name="ce88" office:value-type="string" calcext:value-type="string">
            <text:p>JDBC</text:p>
          </table:table-cell>
          <table:table-cell table:style-name="ce88"/>
          <table:table-cell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60"/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Realizada</text:p>
          </table:table-cell>
          <table:table-cell table:style-name="ce89" office:value-type="string" calcext:value-type="string">
            <text:p>Bootstrap, JS</text:p>
          </table:table-cell>
          <table:table-cell table:style-name="ce89"/>
          <table:table-cell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76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Realizada</text:p>
          </table:table-cell>
          <table:table-cell table:style-name="ce38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76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Redirecionar, JSP, JSTL c:forEach </text:p>
          </table:table-cell>
          <table:table-cell table:style-name="ce9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76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Realizada</text:p>
          </table:table-cell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table:style-name="ce9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76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Realizada</text:p>
          </table:table-cell>
          <table:table-cell table:style-name="ce90" office:value-type="string" calcext:value-type="string">
            <text:p>Concluir e Revisar CRUD, Passar filtro, passar atividade de crtiação de CRUD</text:p>
          </table:table-cell>
          <table:table-cell table:style-name="ce9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5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1" office:value-type="date" office:date-value="2018-10-09" calcext:value-type="date">
            <text:p>09/10/18</text:p>
          </table:table-cell>
          <table:table-cell table:style-name="ce82" office:value-type="string" calcext:value-type="string">
            <text:p>Realizada</text:p>
          </table:table-cell>
          <table:table-cell table:style-name="ce92" office:value-type="string" calcext:value-type="string">
            <text:p>Hello world JSF, Exercício JSF, CRUD JSF***, Git/Github</text:p>
          </table:table-cell>
          <table:table-cell table:style-name="ce95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0"/>
          <table:table-cell table:style-name="ce59"/>
          <table:table-cell/>
          <table:table-cell table:style-name="ce62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1" office:value-type="date" office:date-value="2018-10-11" calcext:value-type="date">
            <text:p>11/10/18</text:p>
          </table:table-cell>
          <table:table-cell table:style-name="ce83" office:value-type="string" calcext:value-type="string">
            <text:p>Realizada</text:p>
          </table:table-cell>
          <table:table-cell table:style-name="ce93" office:value-type="string" calcext:value-type="string">
            <text:p>Maven – Modularização do projeto BD</text:p>
          </table:table-cell>
          <table:table-cell table:style-name="ce14"/>
          <table:table-cell table:style-name="ce96" office:value-type="string" calcext:value-type="string">
            <text:p>1º</text:p>
          </table:table-cell>
          <table:table-cell table:style-name="ce53" office:value-type="string" calcext:value-type="string" table:number-columns-spanned="1" table:number-rows-spanned="10">
            <text:p>Frameworks</text:p>
          </table:table-cell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0" office:value-type="string" calcext:value-type="string">
            <text:p>2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0-18" calcext:value-type="date">
            <text:p>18/10/18</text:p>
          </table:table-cell>
          <table:table-cell/>
          <table:table-cell office:value-type="string" calcext:value-type="string">
            <text:p>PrimeFaces, implementar redirect, ajustar mensagem após redirect <text:s/>- <text:s/>JPA**</text:p>
          </table:table-cell>
          <table:table-cell/>
          <table:table-cell table:style-name="ce60" office:value-type="string" calcext:value-type="string">
            <text:p>3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0-23" calcext:value-type="date">
            <text:p>23/10/18</text:p>
          </table:table-cell>
          <table:table-cell table:number-columns-repeated="3"/>
          <table:table-cell table:style-name="ce60" office:value-type="string" calcext:value-type="string">
            <text:p>4º</text:p>
          </table:table-cell>
          <table:covered-table-cell table:style-name="ce49"/>
          <table:table-cell table:style-name="ce59"/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0-25" calcext:value-type="date">
            <text:p>25/10/18</text:p>
          </table:table-cell>
          <table:table-cell table:number-columns-repeated="3"/>
          <table:table-cell table:style-name="ce60" office:value-type="string" calcext:value-type="string">
            <text:p>5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0-30" calcext:value-type="date">
            <text:p>30/10/18</text:p>
          </table:table-cell>
          <table:table-cell table:number-columns-repeated="3"/>
          <table:table-cell table:style-name="ce60" office:value-type="string" calcext:value-type="string">
            <text:p>6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63" office:value-type="date" office:date-value="2018-11-01" calcext:value-type="date">
            <text:p>01/11/18</text:p>
          </table:table-cell>
          <table:table-cell table:number-columns-repeated="3"/>
          <table:table-cell table:style-name="ce60" office:value-type="string" calcext:value-type="string">
            <text:p>7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63" office:value-type="date" office:date-value="2018-11-06" calcext:value-type="date">
            <text:p>06/11/18</text:p>
          </table:table-cell>
          <table:table-cell table:number-columns-repeated="3"/>
          <table:table-cell table:style-name="ce60" office:value-type="string" calcext:value-type="string">
            <text:p>8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7" office:value-type="date" office:date-value="2018-11-08" calcext:value-type="date">
            <text:p>08/11/18</text:p>
          </table:table-cell>
          <table:table-cell table:number-columns-repeated="3"/>
          <table:table-cell table:style-name="ce60" office:value-type="string" calcext:value-type="string">
            <text:p>9º</text:p>
          </table:table-cell>
          <table:covered-table-cell table:style-name="ce49"/>
          <table:table-cell table:style-name="ce59"/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7" office:value-type="date" office:date-value="2018-11-13" calcext:value-type="date">
            <text:p>13/11/18</text:p>
          </table:table-cell>
          <table:table-cell table:style-name="ce39" table:number-columns-repeated="3"/>
          <table:table-cell table:style-name="ce97" office:value-type="string" calcext:value-type="string">
            <text:p>10º</text:p>
          </table:table-cell>
          <table:covered-table-cell table:style-name="ce50"/>
          <table:table-cell table:style-name="ce61"/>
          <table:table-cell/>
          <table:table-cell table:style-name="ce98" office:value-type="date" office:date-value="2018-11-23" calcext:value-type="date">
            <text:p>23/11/18</text:p>
          </table:table-cell>
          <table:table-cell table:style-name="ce29"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3" table:default-cell-style-name="ce29"/>
        <table:table-column table:style-name="co14" table:default-cell-style-name="ce29"/>
        <table:table-column table:style-name="co10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0" office:value-type="string" calcext:value-type="string" table:number-columns-spanned="7" table:number-rows-spanned="1">
            <text:p>Seg Qua Sex</text:p>
          </table:table-cell>
          <table:covered-table-cell table:style-name="ce70"/>
          <table:covered-table-cell table:number-columns-repeated="4" table:style-name="ce14"/>
          <table:covered-table-cell table:style-name="ce57"/>
          <table:table-cell table:number-columns-repeated="3"/>
        </table:table-row>
        <table:table-row table:style-name="ro1">
          <table:table-cell table:style-name="ce101" office:value-type="string" calcext:value-type="string">
            <text:p>aula </text:p>
          </table:table-cell>
          <table:table-cell table:style-name="ce104" office:value-type="string" calcext:value-type="string">
            <text:p>data</text:p>
          </table:table-cell>
          <table:table-cell table:style-name="ce104" office:value-type="string" calcext:value-type="string">
            <text:p>status</text:p>
          </table:table-cell>
          <table:table-cell table:style-name="ce104"/>
          <table:table-cell table:style-name="ce104" office:value-type="string" calcext:value-type="string">
            <text:p>aula</text:p>
          </table:table-cell>
          <table:table-cell table:style-name="ce104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1"/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2" office:value-type="string" calcext:value-type="string">
            <text:p>Aula 01</text:p>
          </table:table-cell>
          <table:table-cell table:style-name="ce105" office:value-type="date" office:date-value="2018-09-17" calcext:value-type="date">
            <text:p>17/09/18</text:p>
          </table:table-cell>
          <table:table-cell table:style-name="ce108" office:value-type="string" calcext:value-type="string">
            <text:p>Realizad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2</text:p>
          </table:table-cell>
          <table:table-cell table:style-name="ce106" office:value-type="date" office:date-value="2018-09-19" calcext:value-type="date">
            <text:p>19/09/18</text:p>
          </table:table-cell>
          <table:table-cell table:style-name="ce109" office:value-type="string" calcext:value-type="string">
            <text:p>Realizada</text:p>
          </table:table-cell>
          <table:table-cell table:style-name="ce85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3</text:p>
          </table:table-cell>
          <table:table-cell table:style-name="ce106" office:value-type="date" office:date-value="2018-09-21" calcext:value-type="date">
            <text:p>21/09/18</text:p>
          </table:table-cell>
          <table:table-cell table:style-name="ce109" office:value-type="string" calcext:value-type="string">
            <text:p>Realizada</text:p>
          </table:table-cell>
          <table:table-cell table:style-name="ce85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4</text:p>
          </table:table-cell>
          <table:table-cell table:style-name="ce106" office:value-type="date" office:date-value="2018-09-26" calcext:value-type="date">
            <text:p>26/09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5</text:p>
          </table:table-cell>
          <table:table-cell table:style-name="ce106" office:value-type="date" office:date-value="2018-09-28" calcext:value-type="date">
            <text:p>28/09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103" office:value-type="string" calcext:value-type="string">
            <text:p>Aula 06</text:p>
          </table:table-cell>
          <table:table-cell table:style-name="ce72" office:value-type="date" office:date-value="2018-10-01" calcext:value-type="date">
            <text:p>01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2"/>
          <table:table-cell table:style-name="ce99"/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72" office:value-type="date" office:date-value="2018-10-03" calcext:value-type="date">
            <text:p>03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73" office:value-type="date" office:date-value="2018-10-08" calcext:value-type="date">
            <text:p>08/10/18</text:p>
          </table:table-cell>
          <table:table-cell table:style-name="ce109" office:value-type="string" calcext:value-type="string">
            <text:p>Realizada</text:p>
          </table:table-cell>
          <table:table-cell table:style-name="ce89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74" office:value-type="date" office:date-value="2018-10-10" calcext:value-type="date">
            <text:p>10/10/18</text:p>
          </table:table-cell>
          <table:table-cell table:style-name="ce109" office:value-type="string" calcext:value-type="string">
            <text:p>Realizad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6" office:value-type="string" calcext:value-type="string">
            <text:p>Aula 10</text:p>
          </table:table-cell>
          <table:table-cell table:style-name="ce75" office:value-type="date" office:date-value="2018-10-15" calcext:value-type="date">
            <text:p>15/10/18</text:p>
          </table:table-cell>
          <table:table-cell table:style-name="ce110" office:value-type="string" calcext:value-type="string">
            <text:p>Realizada</text:p>
          </table:table-cell>
          <table:table-cell table:style-name="ce114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2" office:value-type="date" office:date-value="2018-10-25" calcext:value-type="date">
            <text:p>25/10/18</text:p>
          </table:table-cell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5" office:value-type="date" office:date-value="2018-10-17" calcext:value-type="date">
            <text:p>17/10/18</text:p>
          </table:table-cell>
          <table:table-cell table:style-name="ce83" office:value-type="string" calcext:value-type="string">
            <text:p>Realizada</text:p>
          </table:table-cell>
          <table:table-cell table:style-name="ce87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5" office:value-type="date" office:date-value="2018-10-19" calcext:value-type="date">
            <text:p>19/10/18</text:p>
          </table:table-cell>
          <table:table-cell table:style-name="ce90"/>
          <table:table-cell table:style-name="ce88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5" office:value-type="date" office:date-value="2018-10-22" calcext:value-type="date">
            <text:p>22/10/18</text:p>
          </table:table-cell>
          <table:table-cell table:style-name="ce90"/>
          <table:table-cell table:style-name="ce38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5" office:value-type="date" office:date-value="2018-10-24" calcext:value-type="date">
            <text:p>24/10/18</text:p>
          </table:table-cell>
          <table:table-cell table:style-name="ce31"/>
          <table:table-cell table:style-name="ce89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5" office:value-type="date" office:date-value="2018-10-26" calcext:value-type="date">
            <text:p>26/10/18</text:p>
          </table:table-cell>
          <table:table-cell table:style-name="ce82"/>
          <table:table-cell table:style-name="ce90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5" office:value-type="date" office:date-value="2018-10-29" calcext:value-type="date">
            <text:p>29/10/18</text:p>
          </table:table-cell>
          <table:table-cell table:style-name="ce82"/>
          <table:table-cell table:style-name="ce91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107" office:value-type="date" office:date-value="2018-10-31" calcext:value-type="date">
            <text:p>31/10/18</text:p>
          </table:table-cell>
          <table:table-cell table:style-name="ce82"/>
          <table:table-cell table:style-name="ce90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1" office:value-type="date" office:date-value="2018-11-02" calcext:value-type="date">
            <text:p>02/11/18</text:p>
          </table:table-cell>
          <table:table-cell table:style-name="ce82"/>
          <table:table-cell table:style-name="ce90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2" office:value-type="date" office:date-value="2018-11-05" calcext:value-type="date">
            <text:p>05/11/18</text:p>
          </table:table-cell>
          <table:table-cell table:style-name="ce82"/>
          <table:table-cell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8" office:value-type="string" calcext:value-type="string">
            <text:p>Aula 20</text:p>
          </table:table-cell>
          <table:table-cell table:style-name="ce72" office:value-type="date" office:date-value="2018-11-07" calcext:value-type="date">
            <text:p>07/11/18</text:p>
          </table:table-cell>
          <table:table-cell table:style-name="ce11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49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4" office:value-type="string" calcext:value-type="string">
            <text:p>Aula 21</text:p>
          </table:table-cell>
          <table:table-cell table:style-name="ce72" office:value-type="date" office:date-value="2018-11-09" calcext:value-type="date">
            <text:p>09/11/18</text:p>
          </table:table-cell>
          <table:table-cell table:style-name="ce83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2</text:p>
          </table:table-cell>
          <table:table-cell table:style-name="ce7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3</text:p>
          </table:table-cell>
          <table:table-cell table:style-name="ce7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4</text:p>
          </table:table-cell>
          <table:table-cell table:style-name="ce7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/>
          <table:table-cell table:style-name="ce29"/>
          <table:table-cell/>
        </table:table-row>
        <table:table-row table:style-name="ro1">
          <table:table-cell table:style-name="ce65" office:value-type="string" calcext:value-type="string">
            <text:p>Aula 25</text:p>
          </table:table-cell>
          <table:table-cell table:style-name="ce7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6</text:p>
          </table:table-cell>
          <table:table-cell table:style-name="ce7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7</text:p>
          </table:table-cell>
          <table:table-cell table:style-name="ce73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8</text:p>
          </table:table-cell>
          <table:table-cell table:style-name="ce73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Aula 29</text:p>
          </table:table-cell>
          <table:table-cell table:style-name="ce73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60"/>
          <table:table-cell table:style-name="ce4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Aula 30</text:p>
          </table:table-cell>
          <table:table-cell table:style-name="ce73" office:value-type="date" office:date-value="2018-12-01" calcext:value-type="date">
            <text:p>01/12/18</text:p>
          </table:table-cell>
          <table:table-cell table:style-name="ce39" table:number-columns-repeated="2"/>
          <table:table-cell table:style-name="ce39" office:value-type="string" calcext:value-type="string">
            <text:p>10º</text:p>
          </table:table-cell>
          <table:covered-table-cell table:style-name="ce97"/>
          <table:table-cell table:style-name="ce50" office:value-type="float" office:value="140" calcext:value-type="float">
            <text:p>140</text:p>
          </table:table-cell>
          <table:table-cell/>
          <table:table-cell table:style-name="ce63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6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0" table:default-cell-style-name="ce29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69" office:value-type="string" calcext:value-type="string">
            <text:p>Aula 01</text:p>
          </table:table-cell>
          <table:table-cell table:style-name="ce69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9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9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9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4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9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5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4</text:p>
          </table:table-cell>
          <table:table-cell table:style-name="ce9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5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5</text:p>
          </table:table-cell>
          <table:table-cell table:style-name="ce9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5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6</text:p>
          </table:table-cell>
          <table:table-cell table:style-name="ce9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5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7</text:p>
          </table:table-cell>
          <table:table-cell table:style-name="ce9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5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2"/>
          <table:table-cell office:value-type="string" calcext:value-type="string">
            <text:p>aula08</text:p>
          </table:table-cell>
          <table:table-cell table:style-name="ce9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5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9" office:value-type="float" office:value="5" calcext:value-type="float">
            <text:p>5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84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90" office:value-type="string" calcext:value-type="string">
            <text:p>Servlet JSTL</text:p>
          </table:table-cell>
          <table:table-cell table:style-name="ce90"/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3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7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1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2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2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2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5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5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3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7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97"/>
          <table:table-cell table:style-name="ce62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0:25:51.9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18T11:22:42.384000000</dc:date>
    <meta:editing-duration>P16DT15H48M1S</meta:editing-duration>
    <meta:editing-cycles>333</meta:editing-cycles>
    <meta:document-statistic meta:table-count="4" meta:cell-count="594" meta:object-count="0"/>
  </office:meta>
</office:document-meta>
</file>